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DejaVu Sans Mono" fo:font-size="9pt"/>
    </style:style>
    <style:style style:family="text" style:name="T3" style:display-name="T3">
      <style:text-properties style:font-name="DejaVu Sans Mono" fo:font-size="10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Heading-3">
      <style:paragraph-properties fo:text-align="justify"/>
      <style:text-properties fo:color="#000000"/>
    </style:style>
    <style:style style:family="paragraph" style:name="P7" style:display-name="P7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8" style:display-name="P8" style:parent-style-name="Plain-Text">
      <style:paragraph-properties fo:text-align="justify"/>
      <style:text-properties fo:color="#000000" style:font-name="Liberation Serif" fo:font-size="12pt" fo:language="en" fo:country="US" fo:font-weight="normal"/>
    </style:style>
    <style:style style:family="paragraph" style:name="P9" style:display-name="P9" style:parent-style-name="Text-body">
      <style:paragraph-properties fo:text-align="left" style:writing-mode="lr"/>
    </style:style>
    <style:style style:family="paragraph" style:name="P10" style:display-name="P10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4: ‘examples’ function</text:p>
        <text:p text:style-name="P2"/>
        <text:p text:style-name="P3"/>
        <text:p text:style-name="P4">Version: 1.0</text:p>
        <text:p text:style-name="P4">Author: Paul Bignier</text:p>
        <text:p text:style-name="P3">State: DRAFT</text:p>
        <text:p text:style-name="P3">Scilab-Version: Scilab 5.5.0</text:p>
        <text:p text:style-name="P3">Created: April 2<text:span text:style-name="T1">th</text:span>, 2013</text:p>
        <text:p text:style-name="P2"/>
        <text:p text:style-name="P3"/>
        <text:p text:style-name="P5">Abstract</text:p>
        <text:p text:style-name="P3">This document presents the new Scilab function ‘examples’, which regroups the calls to the dem scripts.</text:p>
        <text:p text:style-name="P3"/>
        <text:p text:style-name="P6">Rationale</text:p>
        <text:p text:style-name="P7">The main motivation for this function is to federate the function examples, keeping the example code outside of the function codes.</text:p>
        <text:p text:style-name="P7">This allows to store all the ‘%_functions’ as “.dem scripts” in their module/demos folder</text:p>
        <text:p text:style-name="P8"/>
        <text:p text:style-name="P7"/>
        <text:p text:style-name="P5">Technical aspects</text:p>
        <text:p text:style-name="P9">‘examples’ can take up to 3 input and 1 output parameters: path = examples(function, index, viewCode).</text:p>
        <text:p text:style-name="P9">‘function’ is the name of the function which an example is sought for,</text:p>
        <text:p text:style-name="P9">‘index’ is the particular number of the example,</text:p>
        <text:p text:style-name="P9">‘viewCode’ is a boolean allowing to edit the code,</text:p>
        <text:p text:style-name="P9">‘path’ is the path to the function.</text:p>
        <text:p text:style-name="P9">‘examples’ checks that ‘function’ is a valid built-in function / macro and launches the required example.</text:p>
        <text:p text:style-name="Normal"/>
        <text:p text:style-name="Heading-3">Example</text:p>
        <text:p text:style-name="P9"><text:span text:style-name="T2">path = examples(</text:span>'<text:span text:style-name="T2">gsort</text:span>'<text:span text:style-name="T2">, 1, %t)</text:span></text:p>
        <text:p text:style-name="P9"/>
        <text:p text:style-name="P5">Changelog</text:p>
        <text:p text:style-name="P10"><text:tab/><text:span text:style-name="T3">1.0 – Initial Version</text:span></text:p>
        <text:p text:style-name="P10"/>
        <text:p text:style-name="P5">Copyright</text:p>
        <text:p text:style-name="P4"><text:tab/>Copyright (C) 2013 - Scilab Enterprises - Paul Bignier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DejaVu Sans Mono"/>
    <style:font-face style:name="Liberation Serif" svg:font-family="Liberation Serif"/>
    <style:font-face style:name="Arial" svg:font-family="Arial"/>
    <style:font-face style:name="Nimbus Sans L" svg:font-family="Nimbus Sans L"/>
    <style:font-face style:name="Courier New" svg:font-family="Courier New"/>
    <style:font-face style:name="StarSymbol" svg:font-family="StarSymbol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" style:display-name="Bullet Symbols_text_text_text_text_text_text_text_text" style:next-style-name="Bullet-Symbols-text-text-text-text-text-text-text-text">
      <style:text-properties style:font-name="StarSymbol" fo:font-size="9pt"/>
    </style:style>
    <style:style style:family="text" style:name="Teletype-text-text-text-text-text-text-text-text" style:display-name="Teletype_text_text_text_text_text_text_text_text" style:next-style-name="Teletype-text-text-text-text-text-text-text-text">
      <style:text-properties style:font-name="DejaVu Sans Mono"/>
    </style:style>
    <style:style style:family="text" style:name="Internet-link-text-text-text-text-text-text-text-text-text-text" style:display-name="Internet link_text_text_text_text_text_text_text_text_text_text" style:next-style-name="Internet-link-text-text-text-text-text-text-text-text-text-text">
      <style:text-properties fo:color="#000080" style:text-underline-type="single"/>
    </style:style>
    <style:style style:family="text" style:name="Source-Text-text-text-text-text-text-text-text-text" style:display-name="Source Text_text_text_text_text_text_text_text_text" style:next-style-name="Source-Text-text-text-text-text-text-text-text-text">
      <style:text-properties style:font-name="Courier New"/>
    </style:style>
    <style:style style:family="text" style:name="Citation-text-text-text-text-text-text-text-text-text-text" style:display-name="Citation_text_text_text_text_text_text_text_text_text_text" style:next-style-name="Citation-text-text-text-text-text-text-text-text-text-text">
      <style:text-properties fo:font-style="italic"/>
    </style:style>
    <style:style style:family="text" style:name="Bullet-Symbols-text-text-text-text-text-text-text-text-text-text" style:display-name="Bullet Symbols_text_text_text_text_text_text_text_text_text_text" style:next-style-name="Bullet-Symbols-text-text-text-text-text-text-text-text-text-text">
      <style:text-properties style:font-name="OpenSymbol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Plain-Text" style:display-name="Plain Text" style:parent-style-name="Normal" style:next-style-name="Plain-Text">
      <style:text-properties style:font-name="Courier New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